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b3cac7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PT" table:style-name="ta1">
        <table:table-column table:style-name="co1" table:default-cell-style-name="ce14"/>
        <table:table-column table:style-name="co1" table:default-cell-style-name="ce25"/>
        <table:table-column table:style-name="co1" table:default-cell-style-name="ce32"/>
        <table:table-column table:style-name="co1" table:number-columns-repeated="2" table:default-cell-style-name="ce19"/>
        <table:table-column table:style-name="co1" table:default-cell-style-name="ce42"/>
        <table:table-column table:style-name="co1" table:default-cell-style-name="ce25"/>
        <table:table-column table:style-name="co1" table:default-cell-style-name="ce32"/>
        <table:table-column table:style-name="co1" table:number-columns-repeated="2" table:default-cell-style-name="ce19"/>
        <table:table-column table:style-name="co1" table:default-cell-style-name="ce42"/>
        <table:table-row table:style-name="ro1">
          <table:table-cell table:style-name="ce9" office:value-type="string" calcext:value-type="string">
            <text:p>Table 1</text:p>
          </table:table-cell>
          <table:table-cell table:style-name="Default" table:number-columns-repeated="10"/>
        </table:table-row>
        <table:table-row table:style-name="ro1">
          <table:table-cell table:style-name="ce8"/>
          <table:table-cell table:style-name="ce8" office:value-type="string" calcext:value-type="string" table:number-columns-spanned="5" table:number-rows-spanned="1">
            <text:p>PERSEUS</text:p>
          </table:table-cell>
          <table:covered-table-cell table:style-name="ce29"/>
          <table:covered-table-cell table:number-columns-repeated="2" table:style-name="ce34"/>
          <table:covered-table-cell table:style-name="ce39"/>
          <table:table-cell table:style-name="ce8" office:value-type="string" calcext:value-type="string" table:number-columns-spanned="5" table:number-rows-spanned="1">
            <text:p>CYGNUS</text:p>
          </table:table-cell>
          <table:covered-table-cell table:style-name="ce29"/>
          <table:covered-table-cell table:number-columns-repeated="2" table:style-name="ce44"/>
          <table:covered-table-cell table:style-name="ce45"/>
        </table:table-row>
        <table:table-row table:style-name="ro1">
          <table:table-cell table:style-name="ce10" office:value-type="string" calcext:value-type="string">
            <text:p>Gallon</text:p>
          </table:table-cell>
          <table:table-cell table:style-name="ce21" office:value-type="string" calcext:value-type="string">
            <text:p>Radiu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<text:span text:style-name="T1">Δ</text:span>V OBS</text:p>
          </table:table-cell>
          <table:table-cell table:style-name="ce1" office:value-type="string" calcext:value-type="string">
            <text:p><text:span text:style-name="T1">Δ</text:span>V MODEL*</text:p>
          </table:table-cell>
          <table:table-cell table:style-name="ce40" office:value-type="string" calcext:value-type="string">
            <text:p>Difference</text:p>
          </table:table-cell>
          <table:table-cell table:style-name="ce21" office:value-type="string" calcext:value-type="string">
            <text:p>Radiu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<text:span text:style-name="T1">Δ</text:span>V OBS</text:p>
          </table:table-cell>
          <table:table-cell table:style-name="ce1" office:value-type="string" calcext:value-type="string">
            <text:p><text:span text:style-name="T1">Δ</text:span>V MODEL*</text:p>
          </table:table-cell>
          <table:table-cell table:style-name="ce40" office:value-type="string" calcext:value-type="string">
            <text:p>Difference</text:p>
          </table:table-cell>
        </table:table-row>
        <table:table-row table:style-name="ro1">
          <table:table-cell table:style-name="ce12" office:value-type="string" calcext:value-type="string">
            <text:p>(degrees)</text:p>
          </table:table-cell>
          <table:table-cell table:style-name="ce24" office:value-type="string" calcext:value-type="string">
            <text:p>(ly)</text:p>
          </table:table-cell>
          <table:table-cell table:style-name="ce31" office:value-type="string" calcext:value-type="string">
            <text:p>(kpc)</text:p>
          </table:table-cell>
          <table:table-cell table:number-columns-repeated="2" table:style-name="ce31" office:value-type="string" calcext:value-type="string">
            <text:p>(km/s)</text:p>
          </table:table-cell>
          <table:table-cell table:style-name="ce41" office:value-type="string" calcext:value-type="string">
            <text:p>(km/s)</text:p>
          </table:table-cell>
          <table:table-cell table:style-name="ce24" office:value-type="string" calcext:value-type="string">
            <text:p>(ly)</text:p>
          </table:table-cell>
          <table:table-cell table:style-name="ce31" office:value-type="string" calcext:value-type="string">
            <text:p>(kpc)</text:p>
          </table:table-cell>
          <table:table-cell table:number-columns-repeated="2" table:style-name="ce31" office:value-type="string" calcext:value-type="string">
            <text:p>(km/s)</text:p>
          </table:table-cell>
          <table:table-cell table:style-name="ce41" office:value-type="string" calcext:value-type="string">
            <text:p>(km/s)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25025" calcext:value-type="float">
            <text:p>25025</text:p>
          </table:table-cell>
          <table:table-cell table:formula="of:=[.B5]/3260" office:value-type="float" office:value="7.67638036809816" calcext:value-type="float">
            <text:p>7.7</text:p>
          </table:table-cell>
          <table:table-cell office:value-type="string" calcext:value-type="string">
            <text:p>*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1768" calcext:value-type="float">
            <text:p>31768</text:p>
          </table:table-cell>
          <table:table-cell table:formula="of:=[.G5]/3260" office:value-type="float" office:value="9.74478527607362" calcext:value-type="float">
            <text:p>9.7</text:p>
          </table:table-cell>
          <table:table-cell office:value-type="float" office:value="-71.3" calcext:value-type="float">
            <text:p>-71.3</text:p>
          </table:table-cell>
          <table:table-cell office:value-type="float" office:value="-51" calcext:value-type="float">
            <text:p>-51</text:p>
          </table:table-cell>
          <table:table-cell table:formula="of:=SQRT(([.I5]-[.J5])^2)" office:value-type="float" office:value="20.3" calcext:value-type="float">
            <text:p>20.3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26180" calcext:value-type="float">
            <text:p>26180</text:p>
          </table:table-cell>
          <table:table-cell table:formula="of:=[.B6]/3260" office:value-type="float" office:value="8.03067484662577" calcext:value-type="float">
            <text:p>8.0</text:p>
          </table:table-cell>
          <table:table-cell office:value-type="string" calcext:value-type="string">
            <text:p>*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33710" calcext:value-type="float">
            <text:p>33710</text:p>
          </table:table-cell>
          <table:table-cell table:formula="of:=[.G6]/3260" office:value-type="float" office:value="10.340490797546" calcext:value-type="float">
            <text:p>10.3</text:p>
          </table:table-cell>
          <table:table-cell office:value-type="float" office:value="-78.7" calcext:value-type="float">
            <text:p>-78.7</text:p>
          </table:table-cell>
          <table:table-cell office:value-type="float" office:value="-63" calcext:value-type="float">
            <text:p>-63</text:p>
          </table:table-cell>
          <table:table-cell table:formula="of:=SQRT(([.I6]-[.J6])^2)" office:value-type="float" office:value="15.7" calcext:value-type="float">
            <text:p>15.7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27335" calcext:value-type="float">
            <text:p>27335</text:p>
          </table:table-cell>
          <table:table-cell table:formula="of:=[.B7]/3260" office:value-type="float" office:value="8.38496932515337" calcext:value-type="float">
            <text:p>8.4</text:p>
          </table:table-cell>
          <table:table-cell office:value-type="string" calcext:value-type="string">
            <text:p>*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34970" calcext:value-type="float">
            <text:p>34970</text:p>
          </table:table-cell>
          <table:table-cell table:formula="of:=[.G7]/3260" office:value-type="float" office:value="10.7269938650307" calcext:value-type="float">
            <text:p>10.7</text:p>
          </table:table-cell>
          <table:table-cell office:value-type="float" office:value="-83.9" calcext:value-type="float">
            <text:p>-83.9</text:p>
          </table:table-cell>
          <table:table-cell office:value-type="float" office:value="-72" calcext:value-type="float">
            <text:p>-72</text:p>
          </table:table-cell>
          <table:table-cell table:formula="of:=SQRT(([.I7]-[.J7])^2)" office:value-type="float" office:value="11.9" calcext:value-type="float">
            <text:p>11.9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28875" calcext:value-type="float">
            <text:p>28875</text:p>
          </table:table-cell>
          <table:table-cell table:formula="of:=[.B8]/3260" office:value-type="float" office:value="8.85736196319018" calcext:value-type="float">
            <text:p>8.9</text:p>
          </table:table-cell>
          <table:table-cell office:value-type="string" calcext:value-type="string">
            <text:p>*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327" calcext:value-type="float">
            <text:p>36327</text:p>
          </table:table-cell>
          <table:table-cell table:formula="of:=[.G8]/3260" office:value-type="float" office:value="11.1432515337423" calcext:value-type="float">
            <text:p>11.1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table:formula="of:=SQRT(([.I8]-[.J8])^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645" calcext:value-type="float">
            <text:p>29645</text:p>
          </table:table-cell>
          <table:table-cell table:formula="of:=[.B9]/3260" office:value-type="float" office:value="9.09355828220859" calcext:value-type="float">
            <text:p>9.1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formula="of:=SQRT(([.D9]-[.E9])^2)" office:value-type="float" office:value="1" calcext:value-type="float">
            <text:p>1</text:p>
          </table:table-cell>
          <table:table-cell office:value-type="float" office:value="37171" calcext:value-type="float">
            <text:p>37171</text:p>
          </table:table-cell>
          <table:table-cell table:formula="of:=[.G9]/3260" office:value-type="float" office:value="11.4021472392638" calcext:value-type="float">
            <text:p>11.4</text:p>
          </table:table-cell>
          <table:table-cell office:value-type="float" office:value="-91.5" calcext:value-type="float">
            <text:p>-91.5</text:p>
          </table:table-cell>
          <table:table-cell office:value-type="float" office:value="-89" calcext:value-type="float">
            <text:p>-89</text:p>
          </table:table-cell>
          <table:table-cell table:formula="of:=SQRT(([.I9]-[.J9])^2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030" calcext:value-type="float">
            <text:p>30030</text:p>
          </table:table-cell>
          <table:table-cell table:formula="of:=[.B10]/3260" office:value-type="float" office:value="9.21165644171779" calcext:value-type="float">
            <text:p>9.2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formula="of:=SQRT(([.D10]-[.E10])^2)" office:value-type="float" office:value="1" calcext:value-type="float">
            <text:p>1</text:p>
          </table:table-cell>
          <table:table-cell office:value-type="float" office:value="36738" calcext:value-type="float">
            <text:p>36738</text:p>
          </table:table-cell>
          <table:table-cell table:formula="of:=[.G10]/3260" office:value-type="float" office:value="11.2693251533742" calcext:value-type="float">
            <text:p>11.3</text:p>
          </table:table-cell>
          <table:table-cell office:value-type="float" office:value="-91.1" calcext:value-type="float">
            <text:p>-91.1</text:p>
          </table:table-cell>
          <table:table-cell office:value-type="float" office:value="-88" calcext:value-type="float">
            <text:p>-88</text:p>
          </table:table-cell>
          <table:table-cell table:formula="of:=SQRT(([.I10]-[.J10])^2)" office:value-type="float" office:value="3.09999999999999" calcext:value-type="float">
            <text:p>3.09999999999999</text:p>
          </table:table-cell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6" office:value-type="float" office:value="31570" calcext:value-type="float">
            <text:p>31570</text:p>
          </table:table-cell>
          <table:table-cell table:formula="of:=[.B11]/3260" office:value-type="float" office:value="9.6840490797546" calcext:value-type="float">
            <text:p>9.7</text:p>
          </table:table-cell>
          <table:table-cell table:style-name="ce36" office:value-type="float" office:value="-64" calcext:value-type="float">
            <text:p>-64</text:p>
          </table:table-cell>
          <table:table-cell table:style-name="ce36" office:value-type="float" office:value="-61" calcext:value-type="float">
            <text:p>-61</text:p>
          </table:table-cell>
          <table:table-cell table:formula="of:=SQRT(([.D11]-[.E11])^2)" office:value-type="float" office:value="3" calcext:value-type="float">
            <text:p>3</text:p>
          </table:table-cell>
          <table:table-cell table:style-name="ce26" office:value-type="float" office:value="40977" calcext:value-type="float">
            <text:p>40977</text:p>
          </table:table-cell>
          <table:table-cell table:formula="of:=[.G11]/3260" office:value-type="float" office:value="12.5696319018405" calcext:value-type="float">
            <text:p>12.6</text:p>
          </table:table-cell>
          <table:table-cell table:style-name="ce36" office:value-type="float" office:value="-112" calcext:value-type="float">
            <text:p>-112</text:p>
          </table:table-cell>
          <table:table-cell table:style-name="ce36" office:value-type="float" office:value="-99" calcext:value-type="float">
            <text:p>-99</text:p>
          </table:table-cell>
          <table:table-cell table:style-name="ce46" table:formula="of:=SQRT(([.I11]-[.J11])^2)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float" office:value="114" calcext:value-type="float">
            <text:p>114</text:p>
          </table:table-cell>
          <table:table-cell table:style-name="ce27" office:value-type="float" office:value="32340" calcext:value-type="float">
            <text:p>32340</text:p>
          </table:table-cell>
          <table:table-cell table:formula="of:=[.B12]/3260" office:value-type="float" office:value="9.92024539877301" calcext:value-type="float">
            <text:p>9.9</text:p>
          </table:table-cell>
          <table:table-cell table:style-name="ce37" office:value-type="float" office:value="-60" calcext:value-type="float">
            <text:p>-60</text:p>
          </table:table-cell>
          <table:table-cell table:style-name="ce37" office:value-type="float" office:value="-59" calcext:value-type="float">
            <text:p>-59</text:p>
          </table:table-cell>
          <table:table-cell table:formula="of:=SQRT(([.D12]-[.E12])^2)" office:value-type="float" office:value="1" calcext:value-type="float">
            <text:p>1</text:p>
          </table:table-cell>
          <table:table-cell table:style-name="ce27" office:value-type="float" office:value="42467" calcext:value-type="float">
            <text:p>42467</text:p>
          </table:table-cell>
          <table:table-cell table:formula="of:=[.G12]/3260" office:value-type="float" office:value="13.0266871165644" calcext:value-type="float">
            <text:p>13.0</text:p>
          </table:table-cell>
          <table:table-cell table:style-name="ce37" office:value-type="float" office:value="-109.6" calcext:value-type="float">
            <text:p>-109.6</text:p>
          </table:table-cell>
          <table:table-cell table:style-name="ce37" office:value-type="float" office:value="-95" calcext:value-type="float">
            <text:p>-95</text:p>
          </table:table-cell>
          <table:table-cell table:formula="of:=SQRT(([.I12]-[.J12])^2)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725" calcext:value-type="float">
            <text:p>32725</text:p>
          </table:table-cell>
          <table:table-cell table:formula="of:=[.B13]/3260" office:value-type="float" office:value="10.0383435582822" calcext:value-type="float">
            <text:p>10.0</text:p>
          </table:table-cell>
          <table:table-cell office:value-type="float" office:value="-52.8" calcext:value-type="float">
            <text:p>-52.8</text:p>
          </table:table-cell>
          <table:table-cell office:value-type="float" office:value="-48" calcext:value-type="float">
            <text:p>-48</text:p>
          </table:table-cell>
          <table:table-cell table:formula="of:=SQRT(([.D13]-[.E13])^2)" office:value-type="float" office:value="4.8" calcext:value-type="float">
            <text:p>4.8</text:p>
          </table:table-cell>
          <table:table-cell office:value-type="float" office:value="41849" calcext:value-type="float">
            <text:p>41849</text:p>
          </table:table-cell>
          <table:table-cell table:formula="of:=[.G13]/3260" office:value-type="float" office:value="12.8371165644172" calcext:value-type="float">
            <text:p>12.8</text:p>
          </table:table-cell>
          <table:table-cell office:value-type="float" office:value="-102" calcext:value-type="float">
            <text:p>-102</text:p>
          </table:table-cell>
          <table:table-cell office:value-type="float" office:value="-74" calcext:value-type="float">
            <text:p>-74</text:p>
          </table:table-cell>
          <table:table-cell table:formula="of:=SQRT(([.I13]-[.J13])^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110" calcext:value-type="float">
            <text:p>33110</text:p>
          </table:table-cell>
          <table:table-cell table:formula="of:=[.B14]/3260" office:value-type="float" office:value="10.1564417177914" calcext:value-type="float">
            <text:p>10.2</text:p>
          </table:table-cell>
          <table:table-cell office:value-type="float" office:value="-33.5" calcext:value-type="float">
            <text:p>-33.5</text:p>
          </table:table-cell>
          <table:table-cell office:value-type="float" office:value="-30" calcext:value-type="float">
            <text:p>-30</text:p>
          </table:table-cell>
          <table:table-cell table:formula="of:=SQRT(([.D14]-[.E14])^2)" office:value-type="float" office:value="3.5" calcext:value-type="float">
            <text:p>3.5</text:p>
          </table:table-cell>
          <table:table-cell office:value-type="float" office:value="43555" calcext:value-type="float">
            <text:p>43555</text:p>
          </table:table-cell>
          <table:table-cell table:formula="of:=[.G14]/3260" office:value-type="float" office:value="13.3604294478528" calcext:value-type="float">
            <text:p>13.4</text:p>
          </table:table-cell>
          <table:table-cell office:value-type="string" calcext:value-type="string">
            <text:p>*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880" calcext:value-type="float">
            <text:p>33880</text:p>
          </table:table-cell>
          <table:table-cell table:formula="of:=[.B15]/3260" office:value-type="float" office:value="10.3926380368098" calcext:value-type="float">
            <text:p>10.4</text:p>
          </table:table-cell>
          <table:table-cell office:value-type="string" calcext:value-type="string">
            <text:p>*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44534" calcext:value-type="float">
            <text:p>44534</text:p>
          </table:table-cell>
          <table:table-cell table:formula="of:=[.G15]/3260" office:value-type="float" office:value="13.660736196319" calcext:value-type="float">
            <text:p>13.7</text:p>
          </table:table-cell>
          <table:table-cell office:value-type="string" calcext:value-type="string">
            <text:p>*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50" calcext:value-type="float">
            <text:p>34650</text:p>
          </table:table-cell>
          <table:table-cell table:formula="of:=[.B16]/3260" office:value-type="float" office:value="10.6288343558282" calcext:value-type="float">
            <text:p>10.6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808" calcext:value-type="float">
            <text:p>44808</text:p>
          </table:table-cell>
          <table:table-cell table:formula="of:=[.G16]/3260" office:value-type="float" office:value="13.7447852760736" calcext:value-type="float">
            <text:p>13.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805" calcext:value-type="float">
            <text:p>35805</text:p>
          </table:table-cell>
          <table:table-cell table:formula="of:=[.B17]/3260" office:value-type="float" office:value="10.9831288343558" calcext:value-type="float">
            <text:p>11.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SQRT(([.D17]-[.E17])^2)" office:value-type="float" office:value="4" calcext:value-type="float">
            <text:p>4</text:p>
          </table:table-cell>
          <table:table-cell office:value-type="float" office:value="45875" calcext:value-type="float">
            <text:p>45875</text:p>
          </table:table-cell>
          <table:table-cell table:formula="of:=[.G17]/3260" office:value-type="float" office:value="14.0720858895706" calcext:value-type="float">
            <text:p>14.1</text:p>
          </table:table-cell>
          <table:table-cell office:value-type="float" office:value="60.7" calcext:value-type="float">
            <text:p>60.7</text:p>
          </table:table-cell>
          <table:table-cell office:value-type="float" office:value="64" calcext:value-type="float">
            <text:p>64</text:p>
          </table:table-cell>
          <table:table-cell table:formula="of:=SQRT(([.I17]-[.J17])^2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6190" calcext:value-type="float">
            <text:p>36190</text:p>
          </table:table-cell>
          <table:table-cell table:formula="of:=[.B18]/3260" office:value-type="float" office:value="11.101226993865" calcext:value-type="float">
            <text:p>11.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formula="of:=SQRT(([.D18]-[.E18])^2)" office:value-type="float" office:value="8" calcext:value-type="float">
            <text:p>8</text:p>
          </table:table-cell>
          <table:table-cell office:value-type="float" office:value="47402" calcext:value-type="float">
            <text:p>47402</text:p>
          </table:table-cell>
          <table:table-cell table:formula="of:=[.G18]/3260" office:value-type="float" office:value="14.540490797546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formula="of:=SQRT(([.I18]-[.J18])^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730" calcext:value-type="float">
            <text:p>37730</text:p>
          </table:table-cell>
          <table:table-cell table:formula="of:=[.B19]/3260" office:value-type="float" office:value="11.5736196319018" calcext:value-type="float">
            <text:p>11.6</text:p>
          </table:table-cell>
          <table:table-cell office:value-type="float" office:value="67.2" calcext:value-type="float">
            <text:p>67.2</text:p>
          </table:table-cell>
          <table:table-cell office:value-type="float" office:value="78" calcext:value-type="float">
            <text:p>78</text:p>
          </table:table-cell>
          <table:table-cell table:formula="of:=SQRT(([.D19]-[.E19])^2)" office:value-type="float" office:value="10.8" calcext:value-type="float">
            <text:p>10.8</text:p>
          </table:table-cell>
          <table:table-cell office:value-type="float" office:value="51088" calcext:value-type="float">
            <text:p>51088</text:p>
          </table:table-cell>
          <table:table-cell table:formula="of:=[.G19]/3260" office:value-type="float" office:value="15.6711656441718" calcext:value-type="float">
            <text:p>15.7</text:p>
          </table:table-cell>
          <table:table-cell office:value-type="float" office:value="91.4" calcext:value-type="float">
            <text:p>91.4</text:p>
          </table:table-cell>
          <table:table-cell office:value-type="float" office:value="107" calcext:value-type="float">
            <text:p>107</text:p>
          </table:table-cell>
          <table:table-cell table:formula="of:=SQRT(([.I19]-[.J19])^2)" office:value-type="float" office:value="15.6" calcext:value-type="float">
            <text:p>15.6</text:p>
          </table:table-cell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28" office:value-type="float" office:value="39270" calcext:value-type="float">
            <text:p>39270</text:p>
          </table:table-cell>
          <table:table-cell table:style-name="ce33" table:formula="of:=[.B20]/3260" office:value-type="float" office:value="12.0460122699387" calcext:value-type="float">
            <text:p>12.0</text:p>
          </table:table-cell>
          <table:table-cell table:style-name="ce38" office:value-type="float" office:value="67.7" calcext:value-type="float">
            <text:p>67.7</text:p>
          </table:table-cell>
          <table:table-cell table:style-name="ce38" office:value-type="float" office:value="88" calcext:value-type="float">
            <text:p>88</text:p>
          </table:table-cell>
          <table:table-cell table:style-name="ce43" table:formula="of:=SQRT(([.D20]-[.E20])^2)" office:value-type="float" office:value="20.3" calcext:value-type="float">
            <text:p>20.3</text:p>
          </table:table-cell>
          <table:table-cell table:style-name="ce28" office:value-type="float" office:value="53129" calcext:value-type="float">
            <text:p>53129</text:p>
          </table:table-cell>
          <table:table-cell table:style-name="ce33" table:formula="of:=[.G20]/3260" office:value-type="float" office:value="16.2972392638037" calcext:value-type="float">
            <text:p>16.3</text:p>
          </table:table-cell>
          <table:table-cell table:style-name="ce38" office:value-type="float" office:value="92.6" calcext:value-type="float">
            <text:p>92.6</text:p>
          </table:table-cell>
          <table:table-cell table:style-name="ce38" office:value-type="float" office:value="118" calcext:value-type="float">
            <text:p>118</text:p>
          </table:table-cell>
          <table:table-cell table:style-name="ce43" table:formula="of:=SQRT(([.I20]-[.J20])^2)" office:value-type="float" office:value="25.4" calcext:value-type="float">
            <text:p>25.4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0" office:value-type="string" calcext:value-type="string" table:number-columns-spanned="11" table:number-rows-spanned="1">
            <text:p>*Model Assumptions: <text:s/>Arm Velocity=200 km/s, Solar Radius=8 kpc, LSR Vel 220 km/s and Velocity toward Solar Apex= 13 km/s</text:p>
          </table:table-cell>
          <table:covered-table-cell table:number-columns-repeated="10" table:style-name="Default"/>
        </table:table-row>
      </table:table>
      <table:table table:name="PER" table:style-name="ta1">
        <table:table-column table:style-name="co1" table:number-columns-repeated="5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R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allon</text:p>
          </table:table-cell>
          <table:table-cell table:style-name="ce1" office:value-type="string" calcext:value-type="string">
            <text:p>Radius to GC</text:p>
          </table:table-cell>
          <table:table-cell table:style-name="ce1" office:value-type="string" calcext:value-type="string">
            <text:p>Obs V shift</text:p>
          </table:table-cell>
          <table:table-cell table:style-name="ce1" office:value-type="string" calcext:value-type="string">
            <text:p>Model V shift</text:p>
          </table:table-cell>
          <table:table-cell table:style-name="ce1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(LY)</text:p>
          </table:table-cell>
          <table:table-cell table:number-columns-repeated="3" table:style-name="ce1" office:value-type="string" calcext:value-type="string">
            <text:p>(km/s)</text:p>
          </table:table-cell>
          <table:table-cell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100" calcext:value-type="float">
            <text:p>23100</text:p>
          </table:table-cell>
          <table:table-cell table:style-name="ce5" office:value-type="string" calcext:value-type="string">
            <text:p>*</text:p>
          </table:table-cell>
          <table:table-cell table:style-name="ce5" office:value-type="float" office:value="-8" calcext:value-type="float">
            <text:p>-8</text:p>
          </table:table-cell>
          <table:table-cell table:style-name="ce5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3" office:value-type="float" office:value="25025" calcext:value-type="float">
            <text:p>25025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20" calcext:value-type="float">
            <text:p>-20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3" office:value-type="float" office:value="26180" calcext:value-type="float">
            <text:p>2618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28" calcext:value-type="float">
            <text:p>-28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3" office:value-type="float" office:value="27335" calcext:value-type="float">
            <text:p>27335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36" calcext:value-type="float">
            <text:p>-36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3" office:value-type="float" office:value="28875" calcext:value-type="float">
            <text:p>28875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48" calcext:value-type="float">
            <text:p>-48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645" calcext:value-type="float">
            <text:p>29645</text:p>
          </table:table-cell>
          <table:table-cell table:style-name="ce3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table:formula="of:=SQRT(([.C9]-[.D9])^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030" calcext:value-type="float">
            <text:p>3003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6" calcext:value-type="float">
            <text:p>-56</text:p>
          </table:table-cell>
          <table:table-cell table:style-name="ce3" table:formula="of:=SQRT(([.C10]-[.D10])^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1570" calcext:value-type="float">
            <text:p>31570</text:p>
          </table:table-cell>
          <table:table-cell table:style-name="ce4" office:value-type="float" office:value="-64" calcext:value-type="float">
            <text:p>-64</text:p>
          </table:table-cell>
          <table:table-cell table:style-name="ce4" office:value-type="float" office:value="-61" calcext:value-type="float">
            <text:p>-61</text:p>
          </table:table-cell>
          <table:table-cell table:style-name="ce3" table:formula="of:=SQRT(([.C11]-[.D11])^2)" office:value-type="float" office:value="3" calcext:value-type="float">
            <text:p>3</text:p>
          </table:table-cell>
          <table:table-cell table:style-name="ce9" office:value-type="string" calcext:value-type="string">
            <text:p>max blueshift</text:p>
          </table:table-cell>
          <table:table-cell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32340" calcext:value-type="float">
            <text:p>32340</text:p>
          </table:table-cell>
          <table:table-cell table:style-name="ce5" office:value-type="float" office:value="-60" calcext:value-type="float">
            <text:p>-60</text:p>
          </table:table-cell>
          <table:table-cell table:style-name="ce5" office:value-type="float" office:value="-59" calcext:value-type="float">
            <text:p>-59</text:p>
          </table:table-cell>
          <table:table-cell table:style-name="ce3" table:formula="of:=SQRT(([.C12]-[.D12])^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2725" calcext:value-type="float">
            <text:p>32725</text:p>
          </table:table-cell>
          <table:table-cell table:style-name="ce3" office:value-type="float" office:value="-52.8" calcext:value-type="float">
            <text:p>-52.8</text:p>
          </table:table-cell>
          <table:table-cell table:style-name="ce3" office:value-type="float" office:value="-48" calcext:value-type="float">
            <text:p>-48</text:p>
          </table:table-cell>
          <table:table-cell table:style-name="ce3" table:formula="of:=SQRT(([.C13]-[.D13])^2)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3110" calcext:value-type="float">
            <text:p>33110</text:p>
          </table:table-cell>
          <table:table-cell table:style-name="ce3" office:value-type="float" office:value="-33.5" calcext:value-type="float">
            <text:p>-33.5</text:p>
          </table:table-cell>
          <table:table-cell table:style-name="ce3" office:value-type="float" office:value="-30" calcext:value-type="float">
            <text:p>-30</text:p>
          </table:table-cell>
          <table:table-cell table:style-name="ce3" table:formula="of:=SQRT(([.C14]-[.D14])^2)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3880" calcext:value-type="float">
            <text:p>33880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15" calcext:value-type="float">
            <text:p>-15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4650" calcext:value-type="float">
            <text:p>34650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5805" calcext:value-type="float">
            <text:p>3580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SQRT(([.C17]-[.D17])^2)" office:value-type="float" office:value="4" calcext:value-type="float">
            <text:p>4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6190" calcext:value-type="float">
            <text:p>3619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SQRT(([.C18]-[.D18])^2)" office:value-type="float" office:value="8" calcext:value-type="float">
            <text:p>8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37730" calcext:value-type="float">
            <text:p>37730</text:p>
          </table:table-cell>
          <table:table-cell table:style-name="ce6" office:value-type="float" office:value="67.2" calcext:value-type="float">
            <text:p>67.2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SQRT(([.C19]-[.D19])^2)" office:value-type="float" office:value="10.8" calcext:value-type="float">
            <text:p>10.8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9270" calcext:value-type="float">
            <text:p>39270</text:p>
          </table:table-cell>
          <table:table-cell table:style-name="ce6" office:value-type="float" office:value="67.7" calcext:value-type="float">
            <text:p>67.7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SQRT(([.C20]-[.D20])^2)" office:value-type="float" office:value="20.3" calcext:value-type="float">
            <text:p>20.3</text:p>
          </table:table-cell>
          <table:table-cell/>
          <table:table-cell table:style-name="ce19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Assumptions</text:p>
          </table:table-cell>
          <table:table-cell table:style-name="Default"/>
          <table:table-cell table:number-columns-repeated="2"/>
          <table:table-cell table:style-name="ce1" table:formula="of:=SUM([.E5:.E20])" office:value-type="float" office:value="57.4" calcext:value-type="float">
            <text:p>57.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m Vel</text:p>
          </table:table-cell>
          <table:table-cell table:style-name="Default" office:value-type="string" calcext:value-type="string">
            <text:p>200 km/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olar Radius</text:p>
          </table:table-cell>
          <table:table-cell table:style-name="Default" office:value-type="string" calcext:value-type="string">
            <text:p>8.0 kpc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SR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pex Vel</text:p>
          </table:table-cell>
          <table:table-cell table:style-name="Default" office:value-type="string" calcext:value-type="string">
            <text:p>13 km/s</text:p>
          </table:table-cell>
          <table:table-cell table:number-columns-repeated="5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YG" table:style-name="ta1">
        <table:table-column table:style-name="co1" table:number-columns-repeated="5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YG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allon</text:p>
          </table:table-cell>
          <table:table-cell table:style-name="ce1" office:value-type="string" calcext:value-type="string">
            <text:p>Radius to GC</text:p>
          </table:table-cell>
          <table:table-cell table:style-name="ce1" office:value-type="string" calcext:value-type="string">
            <text:p>Obs V shift</text:p>
          </table:table-cell>
          <table:table-cell table:style-name="ce1" office:value-type="string" calcext:value-type="string">
            <text:p>Model V shift</text:p>
          </table:table-cell>
          <table:table-cell table:style-name="ce1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(LY)</text:p>
          </table:table-cell>
          <table:table-cell table:number-columns-repeated="3" table:style-name="ce1" office:value-type="string" calcext:value-type="string">
            <text:p>(km/s)</text:p>
          </table:table-cell>
          <table:table-cell table:number-columns-repeated="2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3" office:value-type="float" office:value="31768" calcext:value-type="float">
            <text:p>31768</text:p>
          </table:table-cell>
          <table:table-cell table:style-name="ce3" office:value-type="float" office:value="-71.3" calcext:value-type="float">
            <text:p>-71.3</text:p>
          </table:table-cell>
          <table:table-cell table:style-name="ce3" office:value-type="float" office:value="-51" calcext:value-type="float">
            <text:p>-51</text:p>
          </table:table-cell>
          <table:table-cell table:style-name="ce3" table:formula="of:=SQRT(([.C4]-[.D4])^2)" office:value-type="float" office:value="20.3" calcext:value-type="float">
            <text:p>20.3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3" office:value-type="float" office:value="33710" calcext:value-type="float">
            <text:p>33710</text:p>
          </table:table-cell>
          <table:table-cell table:style-name="ce3" office:value-type="float" office:value="-78.7" calcext:value-type="float">
            <text:p>-78.7</text:p>
          </table:table-cell>
          <table:table-cell table:style-name="ce3" office:value-type="float" office:value="-63" calcext:value-type="float">
            <text:p>-63</text:p>
          </table:table-cell>
          <table:table-cell table:style-name="ce3" table:formula="of:=SQRT(([.C5]-[.D5])^2)"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3" office:value-type="float" office:value="34970" calcext:value-type="float">
            <text:p>34970</text:p>
          </table:table-cell>
          <table:table-cell table:style-name="ce3" office:value-type="float" office:value="-83.9" calcext:value-type="float">
            <text:p>-83.9</text:p>
          </table:table-cell>
          <table:table-cell table:style-name="ce3" office:value-type="float" office:value="-72" calcext:value-type="float">
            <text:p>-72</text:p>
          </table:table-cell>
          <table:table-cell table:style-name="ce3" table:formula="of:=SQRT(([.C6]-[.D6])^2)"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3" office:value-type="float" office:value="36327" calcext:value-type="float">
            <text:p>36327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3" calcext:value-type="float">
            <text:p>-83</text:p>
          </table:table-cell>
          <table:table-cell table:style-name="ce3" table:formula="of:=SQRT(([.C7]-[.D7])^2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171" calcext:value-type="float">
            <text:p>37171</text:p>
          </table:table-cell>
          <table:table-cell table:style-name="ce3" office:value-type="float" office:value="-91.5" calcext:value-type="float">
            <text:p>-91.5</text:p>
          </table:table-cell>
          <table:table-cell table:style-name="ce3" office:value-type="float" office:value="-89" calcext:value-type="float">
            <text:p>-89</text:p>
          </table:table-cell>
          <table:table-cell table:style-name="ce3" table:formula="of:=SQRT(([.C8]-[.D8])^2)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738" calcext:value-type="float">
            <text:p>36738</text:p>
          </table:table-cell>
          <table:table-cell table:style-name="ce3" office:value-type="float" office:value="-91.1" calcext:value-type="float">
            <text:p>-91.1</text:p>
          </table:table-cell>
          <table:table-cell table:style-name="ce3" office:value-type="float" office:value="-88" calcext:value-type="float">
            <text:p>-88</text:p>
          </table:table-cell>
          <table:table-cell table:style-name="ce3" table:formula="of:=SQRT(([.C9]-[.D9])^2)" office:value-type="float" office:value="3.09999999999999" calcext:value-type="float">
            <text:p>3.09999999999999</text:p>
          </table:table-cell>
          <table:table-cell table:number-columns-repeated="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0977" calcext:value-type="float">
            <text:p>40977</text:p>
          </table:table-cell>
          <table:table-cell table:style-name="ce4" office:value-type="float" office:value="-112" calcext:value-type="float">
            <text:p>-112</text:p>
          </table:table-cell>
          <table:table-cell table:style-name="ce4" office:value-type="float" office:value="-99" calcext:value-type="float">
            <text:p>-99</text:p>
          </table:table-cell>
          <table:table-cell table:style-name="ce4" table:formula="of:=SQRT(([.C10]-[.D10])^2)" office:value-type="float" office:value="13" calcext:value-type="float">
            <text:p>13</text:p>
          </table:table-cell>
          <table:table-cell table:style-name="ce9" office:value-type="string" calcext:value-type="string">
            <text:p>max blueshift</text:p>
          </table:table-cell>
          <table:table-cell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42467" calcext:value-type="float">
            <text:p>42467</text:p>
          </table:table-cell>
          <table:table-cell table:style-name="ce5" office:value-type="float" office:value="-109.6" calcext:value-type="float">
            <text:p>-109.6</text:p>
          </table:table-cell>
          <table:table-cell table:style-name="ce5" office:value-type="float" office:value="-95" calcext:value-type="float">
            <text:p>-95</text:p>
          </table:table-cell>
          <table:table-cell table:style-name="ce3" table:formula="of:=SQRT(([.C11]-[.D11])^2)" office:value-type="float" office:value="14.6" calcext:value-type="float">
            <text:p>14.6</text:p>
          </table:table-cell>
          <table:table-cell table:number-columns-repeated="2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1849" calcext:value-type="float">
            <text:p>41849</text:p>
          </table:table-cell>
          <table:table-cell table:style-name="ce3" office:value-type="float" office:value="-102" calcext:value-type="float">
            <text:p>-102</text:p>
          </table:table-cell>
          <table:table-cell table:style-name="ce3" office:value-type="float" office:value="-74" calcext:value-type="float">
            <text:p>-74</text:p>
          </table:table-cell>
          <table:table-cell table:style-name="ce3" table:formula="of:=SQRT(([.C12]-[.D12])^2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555" calcext:value-type="float">
            <text:p>43555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49" calcext:value-type="float">
            <text:p>-49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534" calcext:value-type="float">
            <text:p>44534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-26" calcext:value-type="float">
            <text:p>-26</text:p>
          </table:table-cell>
          <table:table-cell table:style-name="ce3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44808" calcext:value-type="float">
            <text:p>44808</text:p>
          </table:table-cell>
          <table:table-cell table:style-name="ce6" office:value-type="string" calcext:value-type="string">
            <text:p>*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office:value-type="string" calcext:value-type="string">
            <text:p>*within the main peak</text:p>
          </table:table-cell>
          <table:table-cell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5875" calcext:value-type="float">
            <text:p>45875</text:p>
          </table:table-cell>
          <table:table-cell table:style-name="ce6" office:value-type="float" office:value="60.7" calcext:value-type="float">
            <text:p>60.7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SQRT(([.C16]-[.D16])^2)" office:value-type="float" office:value="3.3" calcext:value-type="float">
            <text:p>3.3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47402" calcext:value-type="float">
            <text:p>4740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SQRT(([.C17]-[.D17])^2)" office:value-type="float" office:value="17" calcext:value-type="float">
            <text:p>17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51088" calcext:value-type="float">
            <text:p>51088</text:p>
          </table:table-cell>
          <table:table-cell table:style-name="ce6" office:value-type="float" office:value="91.4" calcext:value-type="float">
            <text:p>91.4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SQRT(([.C18]-[.D18])^2)" office:value-type="float" office:value="15.6" calcext:value-type="float">
            <text:p>15.6</text:p>
          </table:table-cell>
          <table:table-cell/>
          <table:table-cell table:style-name="ce19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53129" calcext:value-type="float">
            <text:p>53129</text:p>
          </table:table-cell>
          <table:table-cell table:style-name="ce6" office:value-type="float" office:value="92.6" calcext:value-type="float">
            <text:p>92.6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SQRT(([.C19]-[.D19])^2)" office:value-type="float" office:value="25.4" calcext:value-type="float">
            <text:p>25.4</text:p>
          </table:table-cell>
          <table:table-cell/>
          <table:table-cell table:style-name="ce19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Assumptions</text:p>
          </table:table-cell>
          <table:table-cell table:style-name="Default"/>
          <table:table-cell table:number-columns-repeated="2"/>
          <table:table-cell table:style-name="ce1" table:formula="of:=SUM([.E4:.E19])" office:value-type="float" office:value="174.4" calcext:value-type="float">
            <text:p>174.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m Vel</text:p>
          </table:table-cell>
          <table:table-cell table:style-name="Default" office:value-type="string" calcext:value-type="string">
            <text:p>200 km/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olar Radius</text:p>
          </table:table-cell>
          <table:table-cell table:style-name="Default" office:value-type="string" calcext:value-type="string">
            <text:p>8.0 kpc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SR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pex Vel</text:p>
          </table:table-cell>
          <table:table-cell table:style-name="Default" office:value-type="string" calcext:value-type="string">
            <text:p>13 km/s</text:p>
          </table:table-cell>
          <table:table-cell table:number-columns-repeated="5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AG" table:style-name="ta1">
        <table:table-column table:style-name="co1" table:number-columns-repeated="5" table:default-cell-style-name="ce7"/>
        <table:table-row table:style-name="ro1">
          <table:table-cell table:style-name="ce1" office:value-type="string" calcext:value-type="string">
            <text:p>SAG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allon</text:p>
          </table:table-cell>
          <table:table-cell table:style-name="ce1" office:value-type="string" calcext:value-type="string">
            <text:p>Radius to GC</text:p>
          </table:table-cell>
          <table:table-cell table:style-name="ce1" office:value-type="string" calcext:value-type="string">
            <text:p>Obs V shift</text:p>
          </table:table-cell>
          <table:table-cell table:style-name="ce1" office:value-type="string" calcext:value-type="string">
            <text:p>Model V shift</text:p>
          </table:table-cell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(LY)</text:p>
          </table:table-cell>
          <table:table-cell table:number-columns-repeated="3" table:style-name="ce1" office:value-type="string" calcext:value-type="string">
            <text:p>(km/s)</text:p>
          </table:table-cell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" office:value-type="float" office:value="21798" calcext:value-type="float">
            <text:p>21798</text:p>
          </table:table-cell>
          <table:table-cell table:style-name="ce6" office:value-type="float" office:value="25.2" calcext:value-type="float">
            <text:p>25.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SQRT(([.C4]-[.D4])^2)" office:value-type="float" office:value="12.2" calcext:value-type="float">
            <text:p>12.2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" office:value-type="float" office:value="20351" calcext:value-type="float">
            <text:p>2035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SQRT(([.C5]-[.D5])^2)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" office:value-type="float" office:value="21572" calcext:value-type="float">
            <text:p>21572</text:p>
          </table:table-cell>
          <table:table-cell table:style-name="ce6" office:value-type="float" office:value="26.8" calcext:value-type="float">
            <text:p>26.8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SQRT(([.C6]-[.D6])^2)" office:value-type="float" office:value="2.8" calcext:value-type="float">
            <text:p>2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 table:formula="of:=SUM([.E4:.E6])" office:value-type="float" office:value="17" calcext:value-type="float">
            <text:p>1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9" office:value-type="string" calcext:value-type="string">
            <text:p>Assumption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m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ar Radius</text:p>
          </table:table-cell>
          <table:table-cell table:style-name="Default" office:value-type="string" calcext:value-type="string">
            <text:p>8.0 kpc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SR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pex Vel</text:p>
          </table:table-cell>
          <table:table-cell table:style-name="Default" office:value-type="string" calcext:value-type="string">
            <text:p>13 km/s</text:p>
          </table:table-cell>
          <table:table-cell table:number-columns-repeated="3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I" table:style-name="ta1">
        <table:table-column table:style-name="co1" table:number-columns-repeated="5" table:default-cell-style-name="ce7"/>
        <table:table-row table:style-name="ro1">
          <table:table-cell table:style-name="ce1" office:value-type="string" calcext:value-type="string">
            <text:p>ORI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allon</text:p>
          </table:table-cell>
          <table:table-cell table:style-name="ce1" office:value-type="string" calcext:value-type="string">
            <text:p>Radius to GC</text:p>
          </table:table-cell>
          <table:table-cell table:style-name="ce1" office:value-type="string" calcext:value-type="string">
            <text:p>Obs V shift</text:p>
          </table:table-cell>
          <table:table-cell table:style-name="ce1" office:value-type="string" calcext:value-type="string">
            <text:p>Model V shift</text:p>
          </table:table-cell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(LY)</text:p>
          </table:table-cell>
          <table:table-cell table:number-columns-repeated="3" table:style-name="ce1" office:value-type="string" calcext:value-type="string">
            <text:p>(km/s)</text:p>
          </table:table-cell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23" office:value-type="float" office:value="25025" calcext:value-type="float">
            <text:p>25025</text:p>
          </table:table-cell>
          <table:table-cell table:style-name="ce23" office:value-type="float" office:value="-14" calcext:value-type="float">
            <text:p>-14</text:p>
          </table:table-cell>
          <table:table-cell table:style-name="ce23" office:value-type="float" office:value="-3" calcext:value-type="float">
            <text:p>-3</text:p>
          </table:table-cell>
          <table:table-cell table:style-name="ce3" table:formula="of:=SQRT(([.C4]-[.D4])^2)" office:value-type="float" office:value="11" calcext:value-type="float">
            <text:p>11</text:p>
          </table:table-cell>
        </table:table-row>
        <table:table-row table:style-name="ro1">
          <table:table-cell table:style-name="ce22" office:value-type="float" office:value="80" calcext:value-type="float">
            <text:p>80</text:p>
          </table:table-cell>
          <table:table-cell table:style-name="ce23" office:value-type="float" office:value="26180" calcext:value-type="float">
            <text:p>26180</text:p>
          </table:table-cell>
          <table:table-cell table:style-name="ce23" office:value-type="float" office:value="-14" calcext:value-type="float">
            <text:p>-14</text:p>
          </table:table-cell>
          <table:table-cell table:style-name="ce23" office:value-type="float" office:value="-11" calcext:value-type="float">
            <text:p>-11</text:p>
          </table:table-cell>
          <table:table-cell table:style-name="ce3" table:formula="of:=SQRT(([.C5]-[.D5])^2)" office:value-type="float" office:value="3" calcext:value-type="float">
            <text:p>3</text:p>
          </table:table-cell>
        </table:table-row>
        <table:table-row table:style-name="ro1">
          <table:table-cell table:style-name="ce22" office:value-type="float" office:value="85" calcext:value-type="float">
            <text:p>85</text:p>
          </table:table-cell>
          <table:table-cell table:style-name="ce23" office:value-type="float" office:value="26180" calcext:value-type="float">
            <text:p>26180</text:p>
          </table:table-cell>
          <table:table-cell table:style-name="ce23" office:value-type="float" office:value="-15.9" calcext:value-type="float">
            <text:p>-15.9</text:p>
          </table:table-cell>
          <table:table-cell table:style-name="ce23" office:value-type="float" office:value="-11" calcext:value-type="float">
            <text:p>-11</text:p>
          </table:table-cell>
          <table:table-cell table:style-name="ce3" table:formula="of:=SQRT(([.C6]-[.D6])^2)" office:value-type="float" office:value="4.9" calcext:value-type="float">
            <text:p>4.9</text:p>
          </table:table-cell>
        </table:table-row>
        <table:table-row table:style-name="ro1"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26565" calcext:value-type="float">
            <text:p>26565</text:p>
          </table:table-cell>
          <table:table-cell table:style-name="ce23" office:value-type="float" office:value="-16.1" calcext:value-type="float">
            <text:p>-16.1</text:p>
          </table:table-cell>
          <table:table-cell table:style-name="ce23" office:value-type="float" office:value="-12" calcext:value-type="float">
            <text:p>-12</text:p>
          </table:table-cell>
          <table:table-cell table:style-name="ce3" table:formula="of:=SQRT(([.C7]-[.D7])^2)" office:value-type="float" office:value="4.1" calcext:value-type="float">
            <text:p>4.1</text:p>
          </table:table-cell>
        </table:table-row>
        <table:table-row table:style-name="ro1">
          <table:table-cell table:style-name="ce23" office:value-type="float" office:value="115" calcext:value-type="float">
            <text:p>115</text:p>
          </table:table-cell>
          <table:table-cell table:style-name="ce23"/>
          <table:table-cell table:style-name="ce23" office:value-type="float" office:value="-14.3" calcext:value-type="float">
            <text:p>-14.3</text:p>
          </table:table-cell>
          <table:table-cell table:style-name="ce23"/>
          <table:table-cell table:style-name="ce3"/>
        </table:table-row>
        <table:table-row table:style-name="ro1">
          <table:table-cell table:style-name="ce23" office:value-type="float" office:value="132" calcext:value-type="float">
            <text:p>132</text:p>
          </table:table-cell>
          <table:table-cell table:style-name="ce23"/>
          <table:table-cell table:style-name="ce23" office:value-type="float" office:value="-11" calcext:value-type="float">
            <text:p>-11</text:p>
          </table:table-cell>
          <table:table-cell table:style-name="ce23"/>
          <table:table-cell table:style-name="ce3"/>
        </table:table-row>
        <table:table-row table:style-name="ro1"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7335" calcext:value-type="float">
            <text:p>27335</text:p>
          </table:table-cell>
          <table:table-cell table:style-name="ce23" office:value-type="float" office:value="-5" calcext:value-type="float">
            <text:p>-5</text:p>
          </table:table-cell>
          <table:table-cell table:style-name="ce23" office:value-type="float" office:value="-3" calcext:value-type="float">
            <text:p>-3</text:p>
          </table:table-cell>
          <table:table-cell table:style-name="ce3" table:formula="of:=SQRT(([.C10]-[.D10])^2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7335" calcext:value-type="float">
            <text:p>27335</text:p>
          </table:table-cell>
          <table:table-cell table:style-name="ce6" office:value-type="float" office:value="27.4" calcext:value-type="float">
            <text:p>27.4</text:p>
          </table:table-cell>
          <table:table-cell table:style-name="ce6" office:value-type="float" office:value="16" calcext:value-type="float">
            <text:p>16</text:p>
          </table:table-cell>
          <table:table-cell table:style-name="ce3" table:formula="of:=SQRT(([.C11]-[.D11])^2)" office:value-type="float" office:value="11.4" calcext:value-type="float">
            <text:p>11.4</text:p>
          </table:table-cell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8105" calcext:value-type="float">
            <text:p>2810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" calcext:value-type="float">
            <text:p>22</text:p>
          </table:table-cell>
          <table:table-cell table:style-name="ce3" table:formula="of:=SQRT(([.C12]-[.D12])^2)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29645" calcext:value-type="float">
            <text:p>2964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3" table:formula="of:=SQRT(([.C13]-[.D13])^2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9645" calcext:value-type="float">
            <text:p>2964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5" calcext:value-type="float">
            <text:p>35</text:p>
          </table:table-cell>
          <table:table-cell table:style-name="ce3" table:formula="of:=SQRT(([.C14]-[.D14])^2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Assumptions</text:p>
          </table:table-cell>
          <table:table-cell table:number-columns-repeated="3"/>
          <table:table-cell table:style-name="ce1" table:formula="of:=SUM([.E4:.E14])" office:value-type="float" office:value="56.4" calcext:value-type="float">
            <text:p>56.4</text:p>
          </table:table-cell>
        </table:table-row>
        <table:table-row table:style-name="ro1">
          <table:table-cell table:style-name="Default" office:value-type="string" calcext:value-type="string">
            <text:p>Arm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ar Radius</text:p>
          </table:table-cell>
          <table:table-cell table:style-name="Default" office:value-type="string" calcext:value-type="string">
            <text:p>8.0 kpc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SR Vel</text:p>
          </table:table-cell>
          <table:table-cell table:style-name="Default" office:value-type="string" calcext:value-type="string">
            <text:p>220 km/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pex Vel</text:p>
          </table:table-cell>
          <table:table-cell table:style-name="Default" office:value-type="string" calcext:value-type="string">
            <text:p>13 km/s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9:30:37.63184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8:36:05.404033972</meta:creation-date>
    <dc:date>2023-03-31T19:31:07.790630351</dc:date>
    <meta:editing-duration>PT10H7M48S</meta:editing-duration>
    <meta:editing-cycles>50</meta:editing-cycles>
    <meta:generator>LibreOffice/7.0.4.2$Linux_ARM_EABI LibreOffice_project/00$Build-2</meta:generator>
    <meta:print-date>2023-01-15T11:51:18.412935109</meta:print-date>
    <meta:document-statistic meta:table-count="5" meta:cell-count="508" meta:object-count="0"/>
  </office:meta>
</office:document-meta>
</file>